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akar" svg:font-family="aakar" style:font-pitch="variable"/>
    <style:font-face style:name="EB Garamond" svg:font-family="'EB Garamond'" style:font-family-generic="roman" style:font-pitch="variable"/>
    <style:font-face style:name="EB Garamond Regular" svg:font-family="'EB Garamond Regular'" style:font-family-generic="roman" style:font-pitch="variable"/>
    <style:font-face style:name="Liberation Sans" svg:font-family="'Liberation Sans'" style:font-family-generic="swiss" style:font-pitch="variable"/>
    <style:font-face style:name="EB Garamond1" svg:font-family="'EB Garamond'" style:font-family-generic="system" style:font-pitch="variable"/>
    <style:font-face style:name="EB Garamond Regular1" svg:font-family="'EB Garamond Regular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aakar"/>
    </style:style>
    <style:style style:name="P2" style:family="paragraph" style:parent-style-name="Standard">
      <style:paragraph-properties fo:text-align="start" style:justify-single-word="false"/>
      <style:text-properties style:font-name="aakar"/>
    </style:style>
    <style:style style:name="P3" style:family="paragraph" style:parent-style-name="Standard">
      <style:text-properties style:font-name="aakar" fo:font-weight="bold" style:font-name-asian="EB Garamond1" style:font-weight-asian="bold" style:font-name-complex="EB Garamond1"/>
    </style:style>
    <style:style style:name="P4" style:family="paragraph" style:parent-style-name="Standard">
      <style:paragraph-properties fo:text-align="start" style:justify-single-word="false"/>
      <style:text-properties style:font-name="aakar" fo:font-weight="bold" style:font-name-asian="EB Garamond1" style:font-weight-asian="bold" style:font-name-complex="EB Garamond1"/>
    </style:style>
    <style:style style:name="P5" style:family="paragraph" style:parent-style-name="Standard">
      <style:paragraph-properties fo:text-align="start" style:justify-single-word="false"/>
      <style:text-properties style:font-name="aakar" fo:font-weight="bold" officeooo:paragraph-rsid="000ea68a" style:font-name-asian="EB Garamond1" style:font-weight-asian="bold" style:font-name-complex="EB Garamond1"/>
    </style:style>
    <style:style style:name="P6" style:family="paragraph" style:parent-style-name="Standard">
      <style:text-properties style:font-name="aakar" style:text-underline-style="solid" style:text-underline-width="auto" style:text-underline-color="font-color" fo:font-weight="bold" style:font-name-asian="EB Garamond1" style:font-weight-asian="bold" style:font-name-complex="EB Garamond1"/>
    </style:style>
    <style:style style:name="P7" style:family="paragraph" style:parent-style-name="Standard">
      <style:paragraph-properties fo:text-align="start" style:justify-single-word="false"/>
      <style:text-properties style:font-name="aakar" fo:font-weight="normal" officeooo:rsid="000ea68a" officeooo:paragraph-rsid="000ea68a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akar" fo:font-weight="normal" officeooo:rsid="001070b0" officeooo:paragraph-rsid="001070b0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akar" fo:font-weight="normal" officeooo:rsid="001105a3" officeooo:paragraph-rsid="001105a3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akar" officeooo:rsid="0012fbba" officeooo:paragraph-rsid="0012fbba"/>
    </style:style>
    <style:style style:name="P11" style:family="paragraph" style:parent-style-name="Standard" style:list-style-name="WWNum2">
      <style:paragraph-properties fo:margin-left="1.27cm" fo:margin-right="0cm" fo:text-indent="-0.635cm" style:auto-text-indent="false"/>
      <style:text-properties style:font-name="aakar"/>
    </style:style>
    <style:style style:name="P12" style:family="paragraph" style:parent-style-name="Standard" style:list-style-name="WWNum4">
      <style:paragraph-properties fo:margin-left="1.27cm" fo:margin-right="0cm" fo:text-indent="-0.635cm" style:auto-text-indent="false"/>
      <style:text-properties style:font-name="aakar"/>
    </style:style>
    <style:style style:name="P13" style:family="paragraph" style:parent-style-name="Standard" style:list-style-name="WWNum3">
      <style:paragraph-properties fo:margin-left="1.27cm" fo:margin-right="0cm" fo:text-indent="-0.635cm" style:auto-text-indent="false"/>
      <style:text-properties style:font-name="aakar"/>
    </style:style>
    <style:style style:name="P14" style:family="paragraph" style:parent-style-name="Standard" style:list-style-name="WWNum5">
      <style:paragraph-properties fo:margin-left="1.27cm" fo:margin-right="0cm" fo:text-indent="-0.635cm" style:auto-text-indent="false"/>
      <style:text-properties style:font-name="aakar"/>
    </style:style>
    <style:style style:name="P15" style:family="paragraph" style:parent-style-name="Standard" style:list-style-name="WWNum5">
      <style:paragraph-properties fo:margin-left="2.54cm" fo:margin-right="0cm" fo:text-indent="-0.635cm" style:auto-text-indent="false"/>
      <style:text-properties style:font-name="aakar"/>
    </style:style>
    <style:style style:name="P16" style:family="paragraph" style:parent-style-name="Standard" style:list-style-name="WWNum1">
      <style:paragraph-properties fo:margin-left="2.54cm" fo:margin-right="0cm" fo:text-indent="-0.635cm" style:auto-text-indent="false"/>
      <style:text-properties style:font-name="aakar"/>
    </style:style>
    <style:style style:name="P17" style:family="paragraph" style:parent-style-name="Standard" style:list-style-name="WWNum5">
      <style:paragraph-properties fo:margin-left="3.81cm" fo:margin-right="0cm" fo:text-indent="-0.635cm" style:auto-text-indent="false"/>
      <style:text-properties style:font-name="aakar"/>
    </style:style>
    <style:style style:name="P18" style:family="paragraph" style:parent-style-name="Standard" style:list-style-name="WWNum5">
      <style:paragraph-properties fo:margin-left="5.08cm" fo:margin-right="0cm" fo:text-indent="-0.635cm" style:auto-text-indent="false"/>
      <style:text-properties style:font-name="aakar"/>
    </style:style>
    <style:style style:name="P19" style:family="paragraph" style:parent-style-name="Standard" style:list-style-name="WWNum5">
      <style:paragraph-properties fo:margin-left="6.35cm" fo:margin-right="0cm" fo:text-indent="-0.635cm" style:auto-text-indent="false"/>
      <style:text-properties style:font-name="aakar"/>
    </style:style>
    <style:style style:name="P20" style:family="paragraph" style:parent-style-name="Standard">
      <style:paragraph-properties fo:margin-left="0cm" fo:margin-right="0cm" fo:text-indent="0cm" style:auto-text-indent="false"/>
      <style:text-properties style:font-name="aakar"/>
    </style:style>
    <style:style style:name="P21" style:family="paragraph" style:parent-style-name="Standard">
      <style:paragraph-properties fo:margin-left="1.27cm" fo:margin-right="0cm" fo:text-indent="0cm" style:auto-text-indent="false"/>
      <style:text-properties style:font-name="aakar"/>
    </style:style>
    <style:style style:name="P22" style:family="paragraph" style:parent-style-name="Heading_20_1">
      <style:text-properties style:font-name="aakar"/>
    </style:style>
    <style:style style:name="P23" style:family="paragraph" style:parent-style-name="Heading_20_1" style:list-style-name="WWNum6">
      <style:paragraph-properties fo:margin-left="1.27cm" fo:margin-right="0cm" fo:text-indent="-0.635cm" style:auto-text-indent="false"/>
      <style:text-properties style:font-name="aakar"/>
    </style:style>
    <style:style style:name="P24" style:family="paragraph" style:parent-style-name="Title" style:master-page-name="Standard">
      <style:paragraph-properties style:page-number="1"/>
      <style:text-properties style:font-name="aakar"/>
    </style:style>
    <style:style style:name="P25" style:family="paragraph" style:parent-style-name="Subtitle">
      <style:paragraph-properties fo:margin-top="0cm" fo:margin-bottom="0cm" loext:contextual-spacing="false" fo:line-height="100%"/>
    </style:style>
    <style:style style:name="P26" style:family="paragraph" style:parent-style-name="Subtitle">
      <style:paragraph-properties fo:margin-top="0cm" fo:margin-bottom="0cm" loext:contextual-spacing="false" fo:line-height="100%"/>
      <style:text-properties officeooo:rsid="001105a3" officeooo:paragraph-rsid="001105a3"/>
    </style:style>
    <style:style style:name="T1" style:family="text">
      <style:text-properties style:font-name="EB Garamond" style:font-name-asian="EB Garamond1" style:font-name-complex="EB Garamond1"/>
    </style:style>
    <style:style style:name="T2" style:family="text">
      <style:text-properties style:font-name="EB Garamond" officeooo:rsid="000f66f9" style:font-name-asian="EB Garamond1" style:font-name-complex="EB Garamond1"/>
    </style:style>
    <style:style style:name="T3" style:family="text">
      <style:text-properties style:font-name="EB Garamond" officeooo:rsid="001070b0" style:font-name-asian="EB Garamond1" style:font-name-complex="EB Garamond1"/>
    </style:style>
    <style:style style:name="T4" style:family="text">
      <style:text-properties style:font-name="EB Garamond" fo:font-weight="bold" style:font-name-asian="EB Garamond1" style:font-weight-asian="bold" style:font-name-complex="EB Garamond1"/>
    </style:style>
    <style:style style:name="T5" style:family="text">
      <style:text-properties style:font-name="EB Garamond" fo:font-weight="bold" officeooo:rsid="000f66f9" style:font-name-asian="EB Garamond1" style:font-weight-asian="bold" style:font-name-complex="EB Garamond1"/>
    </style:style>
    <style:style style:name="T6" style:family="text">
      <style:text-properties style:font-name="EB Garamond" fo:font-weight="bold" officeooo:rsid="001070b0" style:font-name-asian="EB Garamond1" style:font-weight-asian="bold" style:font-name-complex="EB Garamond1"/>
    </style:style>
    <style:style style:name="T7" style:family="text">
      <style:text-properties fo:color="#1155cc"/>
    </style:style>
    <style:style style:name="T8" style:family="text">
      <style:text-properties fo:color="#1155cc" style:font-name="aakar" style:text-underline-style="solid" style:text-underline-width="auto" style:text-underline-color="font-color"/>
    </style:style>
    <style:style style:name="T9" style:family="text">
      <style:text-properties style:font-name="EB Garamond Regular" fo:font-size="12pt" style:font-name-asian="EB Garamond Regular1" style:font-size-asian="12pt" style:font-name-complex="EB Garamond Regular1" style:font-size-complex="12pt"/>
    </style:style>
    <style:style style:name="T10" style:family="text">
      <style:text-properties style:text-underline-style="none"/>
    </style:style>
    <style:style style:name="T11" style:family="text">
      <style:text-properties fo:color="#ff9900"/>
    </style:style>
    <style:style style:name="T12" style:family="text">
      <style:text-properties fo:font-style="italic" style:font-style-asian="italic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color="#ff00ff"/>
    </style:style>
    <style:style style:name="T15" style:family="text">
      <style:text-properties fo:color="#666666"/>
    </style:style>
    <style:style style:name="T16" style:family="text">
      <style:text-properties style:font-name-asian="EB Garamond1" style:font-name-complex="EB Garamond1"/>
    </style:style>
    <style:style style:name="T17" style:family="text">
      <style:text-properties style:text-underline-style="solid" style:text-underline-width="auto" style:text-underline-color="font-color" fo:font-weight="bold" style:font-name-asian="EB Garamond1" style:font-weight-asian="bold" style:font-name-complex="EB Garamond1"/>
    </style:style>
    <style:style style:name="T18" style:family="text">
      <style:text-properties fo:font-weight="bold" style:font-name-asian="EB Garamond1" style:font-weight-asian="bold" style:font-name-complex="EB Garamond1"/>
    </style:style>
    <style:style style:name="T19" style:family="text">
      <style:text-properties style:font-name="aakar"/>
    </style:style>
    <style:style style:name="T20" style:family="text">
      <style:text-properties style:font-name="aakar" style:font-name-asian="EB Garamond1" style:font-name-complex="EB Garamond1"/>
    </style:style>
    <style:style style:name="T21" style:family="text">
      <style:text-properties officeooo:rsid="001105a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bookmark text:name="_xpvjarfy4app"/>TP 6 : <text:span text:style-name="T21">Lab Report</text:span></text:p>
      <text:p text:style-name="P1"/>
      <text:p text:style-name="P26"><text:span text:style-name="T20">Emma Ducos &amp; Vincent Henric</text:span></text:p>
      <text:p text:style-name="P25"><text:bookmark text:name="_mo6dw8ahi7kc"/><text:span text:style-name="T20">NPM3</text:span><text:span text:style-name="T19">D - February 27</text:span><text:span text:style-name="T20">th, 2020</text:span></text:p>
      <text:list xml:id="list713285455" text:style-name="WWNum6">
        <text:list-item>
          <text:p text:style-name="P23"><text:bookmark text:name="_1elqwwvmt6cd"/>RANdom SAmple Consensus</text:p>
        </text:list-item>
      </text:list>
      <text:p text:style-name="P1"/>
      <text:p text:style-name="P2"><text:span text:style-name="T17">Question 1 <text:s/>(1 point) :</text:span><text:span text:style-name="T18"> What does the prominent plane represent in the cloud? How many points does it count?</text:span></text:p>
      <text:p text:style-name="P7"><text:span text:style-name="T1">The prominent plane is the plane having the biggest probability in a certain number of tries of representing </text:span><text:span text:style-name="T2">a real surface of the object being scanned. </text:span><text:span text:style-name="T3">Here it </text:span><text:span text:style-name="T2">represent the ground. </text:span><text:span text:style-name="T3">This plane consist of 87713 points.</text:span></text:p>
      <text:p text:style-name="P5"/>
      <text:p text:style-name="P2"><text:span text:style-name="T17">Question 2 <text:s/>(1 point) :</text:span><text:span text:style-name="T18"> How many tries do you need to get 99% chance of finding this plane.</text:span></text:p>
      <text:p text:style-name="P8"><text:span text:style-name="T1">We need at least 480 tries to get 99 % chance of finding this plane. </text:span></text:p>
      <text:p text:style-name="P9"><text:span text:style-name="T1">#add plot</text:span></text:p>
      <text:p text:style-name="P1"/>
      <text:p text:style-name="P2"><text:span text:style-name="T17">Question 3 (2 points) :</text:span><text:span text:style-name="T18"> <text:s/>Show a screenshot of the extracted planes. Are you satisfied with the extraction? Explain what produces this behaviour. </text:span></text:p>
      <text:p text:style-name="P10"><text:span text:style-name="T4">#add screenshot</text:span></text:p>
      <text:p text:style-name="P4"/>
      <text:list xml:id="list181541230531053" text:continue-numbering="true" text:style-name="WWNum6">
        <text:list-item>
          <text:p text:style-name="P23"><text:bookmark text:name="_jyapmwrmfw5h"/><text:s/>Region Growing</text:p>
        </text:list-item>
      </text:list>
      <text:p text:style-name="P1">An alternative to RANSAC is to use a region growing algorithm. As a reminder, the steps of Region Growing algorithm are:</text:p>
      <text:list xml:id="list3727770138" text:style-name="WWNum5">
        <text:list-item>
          <text:p text:style-name="P14">Choose a seed that we put in a queue <text:span text:style-name="T14">Q</text:span></text:p>
        </text:list-item>
        <text:list-item>
          <text:p text:style-name="P14">Instantiate a region <text:span text:style-name="T14">R</text:span>, containing the seed</text:p>
        </text:list-item>
        <text:list-item>
          <text:p text:style-name="P14">While the queue <text:span text:style-name="T14">Q </text:span>is not empty:</text:p>
          <text:list>
            <text:list-item>
              <text:p text:style-name="P15">extract one point <text:span text:style-name="T14">q</text:span> of the queue <text:span text:style-name="T14">Q</text:span>,</text:p>
            </text:list-item>
            <text:list-item>
              <text:p text:style-name="P15">find all its neighbors,</text:p>
            </text:list-item>
            <text:list-item>
              <text:p text:style-name="P15">For each neighbor <text:span text:style-name="T14">p</text:span>:</text:p>
              <text:list>
                <text:list-item>
                  <text:p text:style-name="P17">If <text:s/><text:span text:style-name="T14">p</text:span>, <text:span text:style-name="T14">q</text:span> and their normals verify some criterion:</text:p>
                  <text:list>
                    <text:list-item>
                      <text:p text:style-name="P18">add <text:span text:style-name="T14">p</text:span> to the region <text:span text:style-name="T14">R</text:span>,</text:p>
                    </text:list-item>
                    <text:list-item>
                      <text:p text:style-name="P18">If <text:s/><text:span text:style-name="T14">p</text:span> verify some criterion (for exemple on its curvature):</text:p>
                      <text:list>
                        <text:list-item>
                          <text:p text:style-name="P19">add <text:span text:style-name="T14">p</text:span> to <text:span text:style-name="T14">Q</text:span>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0"/>
      <text:p text:style-name="P20">The crucial parts of this algorithm are the two criterions. In the following we will choose define these criterions with local descriptors : the normals and planarities of the <text:soft-page-break/>points.</text:p>
      <text:p text:style-name="P20"/>
      <text:list xml:id="list1342205773" text:style-name="WWNum4">
        <text:list-item>
          <text:p text:style-name="P12">In <text:span text:style-name="T11">RegionGrowing.py</text:span> write a function <text:span text:style-name="T7">compute_planarities_and_normals</text:span> that computes for each point of the planarity and the normal with the radius <text:span text:style-name="T12">r</text:span>. You can use your code from TP4.</text:p>
        </text:list-item>
      </text:list>
      <text:p text:style-name="P1"/>
      <text:p text:style-name="P1"/>
      <text:p text:style-name="P1"/>
      <text:list xml:id="list181540025954332" text:continue-numbering="true" text:style-name="WWNum4">
        <text:list-item>
          <text:p text:style-name="P12">Write a function <text:span text:style-name="T7">region_criterion(p1, p2, n1, n2)</text:span> that returns <text:span text:style-name="T12">True</text:span> if two conditions are met:</text:p>
        </text:list-item>
      </text:list>
      <text:list xml:id="list447245784" text:style-name="WWNum1">
        <text:list-item>
          <text:p text:style-name="P16">distance from the point <text:span text:style-name="T12">p2 </text:span>to the plane <text:span text:style-name="T12">(p1, n1)</text:span> is smaller than <text:span text:style-name="T12">threshold1.</text:span></text:p>
        </text:list-item>
        <text:list-item>
          <text:p text:style-name="P16">normals <text:span text:style-name="T12">n1 </text:span>and <text:span text:style-name="T12">n2 </text:span>form an angle smaller than <text:span text:style-name="T12">threshold2</text:span>.</text:p>
        </text:list-item>
      </text:list>
      <text:p text:style-name="P21"><text:span text:style-name="T12">Tip: You can adapt the definition of verticality (TP4) for the second condition</text:span></text:p>
      <text:p text:style-name="P1"/>
      <text:list xml:id="list181541347287810" text:continue-list="list181540025954332" text:style-name="WWNum4">
        <text:list-item>
          <text:p text:style-name="P12">Write a function <text:span text:style-name="T7">queue_criterion</text:span> that returns True if planarity <text:span text:style-name="T12">p</text:span> is bigger than a certain threshold.</text:p>
        </text:list-item>
      </text:list>
      <text:p text:style-name="P1"/>
      <text:list xml:id="list181540606924716" text:continue-numbering="true" text:style-name="WWNum4">
        <text:list-item>
          <text:p text:style-name="P12">Implement the function <text:span text:style-name="T7">RegionGrowing</text:span> that applies this algorithm to find a plane in a point cloud. Apply this function to<text:span text:style-name="T11"> indoor_scan.ply</text:span>. Test different values of <text:span text:style-name="T12">r</text:span> and different thresholds in functions <text:span text:style-name="T7">region_criterion </text:span>and <text:span text:style-name="T7">queue_criterion</text:span>.</text:p>
        </text:list-item>
      </text:list>
      <text:p text:style-name="P6"/>
      <text:p text:style-name="P1"><text:span text:style-name="T17">Question 4 (2 points) :</text:span><text:span text:style-name="T18"> How does the three thresholds affect the plane segmentation? What about the growing radius?</text:span></text:p>
      <text:p text:style-name="P3"/>
      <text:p text:style-name="P1"><text:span text:style-name="T17">Question 5 (1 points) :</text:span><text:span text:style-name="T18"> Do you have any ideas to find a seed which increases the chances of finding a plane? </text:span></text:p>
      <text:p text:style-name="P3"/>
      <text:list xml:id="list181540505764198" text:continue-numbering="true" text:style-name="WWNum4">
        <text:list-item>
          <text:p text:style-name="P12">Change <text:span text:style-name="T7">RegionGrowing</text:span> so that the chosen seed has the best chance of defining a plane.</text:p>
        </text:list-item>
      </text:list>
      <text:p text:style-name="P20"/>
      <text:list xml:id="list181540097014312" text:continue-numbering="true" text:style-name="WWNum4">
        <text:list-item>
          <text:p text:style-name="P12">Write a function <text:span text:style-name="T7">multi_RegionGrowing </text:span>that apply the Region Growing algorithm <text:span text:style-name="T12">m</text:span> times on a point cloud, like <text:span text:style-name="T7">multi_RANSAC</text:span>.</text:p>
        </text:list-item>
      </text:list>
      <text:p text:style-name="P1"/>
      <text:p text:style-name="P1"><text:span text:style-name="T17">Question 6 (3 points) :</text:span><text:span text:style-name="T18"> <text:s/>Show a screenshot of multiple planes extracted with this method. What are the advantages and drawbacks of region growing compared to RANSAC?</text:span></text:p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akar" svg:font-family="aakar" style:font-pitch="variable"/>
    <style:font-face style:name="EB Garamond" svg:font-family="'EB Garamond'" style:font-family-generic="roman" style:font-pitch="variable"/>
    <style:font-face style:name="EB Garamond Regular" svg:font-family="'EB Garamond Regular'" style:font-family-generic="roman" style:font-pitch="variable"/>
    <style:font-face style:name="Liberation Sans" svg:font-family="'Liberation Sans'" style:font-family-generic="swiss" style:font-pitch="variable"/>
    <style:font-face style:name="EB Garamond1" svg:font-family="'EB Garamond'" style:font-family-generic="system" style:font-pitch="variable"/>
    <style:font-face style:name="EB Garamond Regular1" svg:font-family="'EB Garamond Regular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EB Garamond Regular" fo:font-size="12pt" fo:language="fr" fo:country="FR" style:letter-kerning="false" style:font-name-asian="EB Garamond Regular1" style:font-size-asian="12pt" style:language-asian="zh" style:country-asian="CN" style:font-name-complex="EB Garamond Regular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EB Garamond Regular" fo:font-size="12pt" fo:language="fr" fo:country="FR" style:letter-kerning="false" style:font-name-asian="EB Garamond Regular1" style:font-size-asian="12pt" style:language-asian="zh" style:country-asian="CN" style:font-name-complex="EB Garamond Regular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text-align="center" style:justify-single-word="false" fo:keep-together="always" fo:keep-with-next="always"/>
      <style:text-properties style:font-name="EB Garamond Regular" fo:font-family="'EB Garamond Regular'" style:font-family-generic="roman" style:font-pitch="variable" fo:font-size="24pt" style:font-name-asian="EB Garamond Regular1" style:font-family-asian="'EB Garamond Regular'" style:font-family-generic-asian="system" style:font-pitch-asian="variable" style:font-size-asian="24pt" style:font-name-complex="EB Garamond Regular1" style:font-family-complex="'EB Garamond Regular'" style:font-family-generic-complex="system" style:font-pitch-complex="variable" style:font-size-complex="24pt"/>
    </style:style>
    <style:style style:name="Subtitle" style:family="paragraph" style:parent-style-name="normal" style:next-style-name="Standard" style:default-outline-level="" style:class="chapter">
      <style:paragraph-properties fo:text-align="center" style:justify-single-word="false" fo:keep-together="always" fo:keep-with-next="always"/>
      <style:text-properties fo:color="#434343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20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27T18:15:39.009433247</dc:date>
    <meta:editing-duration>PT10M38S</meta:editing-duration>
    <meta:editing-cycles>1</meta:editing-cycles>
    <meta:document-statistic meta:table-count="0" meta:image-count="0" meta:object-count="0" meta:page-count="2" meta:paragraph-count="36" meta:word-count="509" meta:character-count="2848" meta:non-whitespace-character-count="2385"/>
    <meta:generator>LibreOffice/6.0.7.3$Linux_X86_64 LibreOffice_project/00m0$Build-3</meta:generator>
  </office:meta>
</office:document-meta>
</file>